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0.01in"/>
    </style:style>
    <style:style style:name="TBL_0_0_col_2" style:family="table-column">
      <style:table-column-properties style:column-width="0.13in"/>
    </style:style>
    <style:style style:name="TBL_0_0_col_3" style:family="table-column">
      <style:table-column-properties style:column-width="0.55in"/>
    </style:style>
    <style:style style:name="TBL_0_0_col_4" style:family="table-column">
      <style:table-column-properties style:column-width="7.0in"/>
    </style:style>
    <style:style style:name="TBL_0_0_col_5" style:family="table-column">
      <style:table-column-properties style:column-width="0.01in"/>
    </style:style>
    <style:style style:name="TBL_0_0_col_6" style:family="table-column">
      <style:table-column-properties style:column-width="0.13in"/>
    </style:style>
    <style:style style:name="TBL_0_0_col_7" style:family="table-column">
      <style:table-column-properties style:column-width="0.12in"/>
    </style:style>
    <style:style style:name="TBL_0_0_row_0" style:family="table-row">
      <style:table-row-properties style:use-optimal-row-height="false" style:row-height="0.27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36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BL_0_0_row_2" style:family="table-row">
      <style:table-row-properties style:use-optimal-row-height="false" style:row-height="0.19in"/>
    </style:style>
    <style:style style:name="TBL_0_0_row_3" style:family="table-row">
      <style:table-row-properties style:use-optimal-row-height="false" style:row-height="0.08in"/>
    </style:style>
    <style:style style:name="TBL_0_0_row_4" style:family="table-row">
      <style:table-row-properties style:use-optimal-row-height="false" style:row-height="0.02in"/>
    </style:style>
    <style:style style:name="TBL_0_0_row_5" style:family="table-row">
      <style:table-row-properties style:use-optimal-row-height="false" style:row-height="1.31in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Arial" fo:font-size="8.0pt" style:font-size-asian="8.0pt" style:font-size-complex="8.0pt">
</style:text-properties>
    </style:style>
    <style:style style:name="T1" style:family="text">
      <style:text-properties style:font-name="Arial" fo:font-size="8.0pt" style:font-size-asian="8.0pt" style:font-size-complex="8.0pt" fo:font-weight="bold">
</style:text-properties>
    </style:style>
    <style:style style:name="T2" style:family="text">
      <style:text-properties style:font-name="Arial" fo:font-size="8.0pt" style:font-size-asian="8.0pt" style:font-size-complex="8.0pt" fo:font-style="italic">
</style:text-properties>
    </style:style>
    <style:style style:name="TBL_0_0_row_6" style:family="table-row">
      <style:table-row-properties style:use-optimal-row-height="false" style:row-height="0.19in"/>
    </style:style>
    <style:style style:name="C2" style:family="table-cell">
      <style:table-cell-properties fo:wrap-option="wrap" style:shrink-to-fit="false" fo:background-color="#92D050" fo:padding-top="0.0in" fo:padding-left="0.0in" fo:padding-bottom="0.0in" fo:padding-right="0.0in" style:vertical-align="top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3" style:family="text">
      <style:text-properties style:font-name="Arial" fo:font-size="8.0pt" style:font-size-asian="8.0pt" style:font-size-complex="8.0pt" fo:background-color="#92D050">
</style:text-properties>
    </style:style>
    <style:style style:name="TBL_0_0_row_7" style:family="table-row">
      <style:table-row-properties style:use-optimal-row-height="false" style:row-height="1.7in"/>
    </style:style>
    <style:style style:name="TBL_0_0_row_8" style:family="table-row">
      <style:table-row-properties style:use-optimal-row-height="false" style:row-height="0.19in"/>
    </style:style>
    <style:style style:name="TBL_0_0_row_9" style:family="table-row">
      <style:table-row-properties style:use-optimal-row-height="false" style:row-height="1.0in"/>
    </style:style>
    <style:style style:name="TBL_0_0_row_10" style:family="table-row">
      <style:table-row-properties style:use-optimal-row-height="false" style:row-height="0.19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0"/>
          <table:table-cell table:style-name="C0"/>
          <table:table-cell table:style-name="C1" table:number-rows-spanned="2">
            <text:p><text:bookmark text:name="JR_PAGE_ANCHOR_0_1"/>
<draw:frame text:anchor-type="paragraph" draw:style-name="G0" svg:x="0.0in" svg:y="0.0in" svg:width="0.55in" svg:height="0.55in"><draw:image xlink:href="Pictures/img_0_0_3" xlink:type="simple" xlink:show="embed" xlink:actuate="onLoad"/>
</draw:frame></text:p>
          </table:table-cell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"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1" table:number-columns-spanned="4">
            <text:p text:style-name="P0"><text:span text:style-name="T0">Я, </text:span><text:span text:style-name="T1">${in_person_fio}</text:span><text:span text:style-name="T0"> прошу АТ «Банк» надати мені споживчий кредит на таких умовах:<text:line-break/>Строк користування кредитом </text:span><text:span text:style-name="T1">${in_dossier.duration}</text:span><text:span text:style-name="T0"> міс. Сума кредиту </text:span><text:span text:style-name="T1">#moneyUAH(${in_dossier.amount_of_loan}) (#moneyToStrUAH(${in_dossier.amount_of_loan})).</text:span><text:span text:style-name="T0"> Перший внесок </text:span><text:span text:style-name="T1">#moneyUAH(${in_dossier.down_payment}) (#moneyToStrUAH(${in_dossier.down_payment})).</text:span><text:span text:style-name="T0"> Валюта кредиту </text:span><text:span text:style-name="T1">гривня.</text:span><text:span text:style-name="T0"><text:line-break/>Також, прошу АТ «Банк» надати мені додатковий кредит - Кредитну картку з наступними умовами (на умовах Кредитного договору):<text:line-break/>Максимальна сума ліміту додаткового кредиту </text:span><text:span text:style-name="T1">50 000,00</text:span><text:span text:style-name="T0"> гривень.<text:line-break/>Максимальна процентна ставка за додатковим кредитом </text:span><text:span text:style-name="T1">40%</text:span><text:span text:style-name="T0"> річних від фактично використаної суми додаткового кредиту.<text:line-break/>Строк дії ліміту кредитування </text:span><text:span text:style-name="T1">24</text:span><text:span text:style-name="T0"> місяці (з можливістю подовження на новий строк за рішенням Банку).<text:line-break/></text:span><text:span text:style-name="T2">Цим підписом я відмовляюсь від можливості отримання додаткового кредиту</text:span><text:span text:style-name="T0"> _____________ (Підпис, </text:span><text:span text:style-name="T1">${in_person_fio}</text:span><text:span text:style-name="T0">)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6">
          <table:table-cell table:style-name="C0"/>
          <table:table-cell table:style-name="C2" table:number-columns-spanned="4">
            <text:p text:style-name="P1"><text:span text:style-name="T3">Особисті відомості про клієнта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1" table:number-columns-spanned="5">
            <text:p text:style-name="P0"><text:span text:style-name="T0">Прізвище (латинськими буквами): </text:span><text:span text:style-name="T1">${in_person.last_name_latin}</text:span><text:span text:style-name="T0"> Ім'я (латинськими буквами): </text:span><text:span text:style-name="T1">${in_person.first_name_latin}</text:span><text:span text:style-name="T0"><text:line-break/>Прізвище, ім’я, по-батькові (російською мовою): </text:span><text:span text:style-name="T1">${in_person_fio_ru}</text:span><text:span text:style-name="T0"><text:line-break/>Прізвище, ім’я, по-батькові (українською мовою): ${in_person_fio}<text:line-break/>Чи змінював клієнт прізвище Ні Дата народження: #date(${in_person.birthday}) Місце народження: ${in_person.birth_place}<text:line-break/>ІПН ${in_person.tin} Дата видачі ІПН #date(${in_person.date_of_giving_tin_certificate}) Дата реєстрації ІПН #date(${in_person.date_of_issue_tin_certificate}) Ким виданий ІПН ${in_person.issuer_of_tin} Громадянство Українське Стать: #dictionary("gender", ${in_person.dictionary_gender})<text:line-break/>Паспорт: Серія, номер: ${in_person.identity_document_number} Дата видачі: #date(${in_person.date_of_issuing_identity_doc}) Виданий: ${in_person.issuer_of_identity_document}<text:line-break/>Адреса за реєстрацією (постійна): #regaddr($in_person)<text:line-break/>Адреса фактичного місця проживання: #mailaddr($in_person)<text:line-break/>Ситуація з житлом #dictionary("habitationSituation", ${in_person.dictionary_habitation_situation}) З якого часу #date(${in_person.habit_situation_start_date}) року. Сімейний стан: #dictionary("maritalStatus", ${in_person.dictionary_marital_status}) Кількість осіб на утриманні: ${in_person.number_of_children}<text:line-break/>Рівень освіти: #dictionary("levelOfEducation", ${in_person.dict_level_of_education})<text:line-break/>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8">
          <table:table-cell table:style-name="C0"/>
          <table:table-cell table:style-name="C2" table:number-columns-spanned="4">
            <text:p text:style-name="P1"><text:span text:style-name="T3">Особисті відомості про дружину/чоловіка клієнта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9">
          <table:table-cell table:style-name="C0"/>
          <table:table-cell table:style-name="C1" table:number-columns-spanned="4">
            <text:p text:style-name="P0"><text:span text:style-name="T0">Прізвище ${in_person_partner.last_name} Ім'я та по-батькові ${in_person_partner.first_name} ${in_person_partner.patronymic_name}<text:line-break/>Дата народження #date(${in_person_partner.birthday}) Стать #dictionary("gender", ${in_person_partner.dictionary_gender}) ІПН: ${in_person_partner.tin}<text:line-break/>Громадянство Українське Дата реєстрації ІПН: #date(${in_person_partner.date_of_issue_tin_certificate}) Дата видачі ІПН: #date(${in_person_partner.date_of_giving_tin_certificate}) Ким виданий ІПН: ${in_person_partner.issuer_of_tin}<text:line-break/>Тип документу Паспорт громадянина України Серія, номер ${in_person_partner.identity_document_number} Дата видачі: #date(${in_person_partner.date_of_issuing_identity_doc}) Виданий: ${in_person_partner.issuer_of_identity_document}<text:line-break/>Рівень освіти #dictionary("levelOfEducation", ${in_person_partner.dict_level_of_education})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10">
          <table:table-cell table:style-name="C0"/>
          <table:table-cell table:style-name="C0"/>
          <table:table-cell table:style-name="C2" table:number-columns-spanned="4">
            <text:p text:style-name="P1"><text:span text:style-name="T3">Інформація про автомобіль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